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2d44" officeooo:paragraph-rsid="00152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 année sabbatiq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1:35:28.991372000</meta:creation-date>
    <dc:date>2017-09-11T01:36:05.62040000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4.1.2.3$MacOSX_x86 LibreOffice_project/40b2d7fde7e8d2d7bc5a449dc65df4d08a7dd38</meta:generator>
  </office:meta>
</office:document-meta>
</file>